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1" svg:font-family="'Times New Roman'" style:font-family-generic="roman"/>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Gungsuh" svg:font-family="Gungsuh"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margin-top="0in" fo:margin-bottom="0in" loext:contextual-spacing="false" fo:text-align="center" style:justify-single-word="false"/>
      <style:text-properties style:font-name="Times New Roman1" fo:font-size="24pt" style:font-size-asian="24pt" style:font-size-complex="24pt"/>
    </style:style>
    <style:style style:name="P2" style:family="paragraph" style:parent-style-name="Standard">
      <style:paragraph-properties fo:margin-top="0in" fo:margin-bottom="0in" loext:contextual-spacing="false" fo:text-align="center" style:justify-single-word="false"/>
      <style:text-properties style:font-name="Times New Roman1" fo:font-size="18pt" style:font-size-asian="18pt" style:font-size-complex="18pt"/>
    </style:style>
    <style:style style:name="P3" style:family="paragraph" style:parent-style-name="Standard">
      <style:paragraph-properties fo:margin-top="0in" fo:margin-bottom="0in" loext:contextual-spacing="false" fo:text-align="start" style:justify-single-word="false"/>
      <style:text-properties style:font-name="Times New Roman1" fo:font-size="12pt" style:font-size-asian="12pt" style:font-size-complex="12pt"/>
    </style:style>
    <style:style style:name="P4" style:family="paragraph" style:parent-style-name="Standard">
      <style:paragraph-properties fo:margin-top="0in" fo:margin-bottom="0in" loext:contextual-spacing="false" fo:text-align="start" style:justify-single-word="false"/>
      <style:text-properties style:font-name="Times New Roman1"/>
    </style:style>
    <style:style style:name="P5" style:family="paragraph" style:parent-style-name="Standard">
      <style:paragraph-properties fo:margin-left="0in" fo:margin-right="0in" fo:margin-top="0in" fo:margin-bottom="0in" loext:contextual-spacing="false" fo:text-indent="0.5in" style:auto-text-indent="false"/>
      <style:text-properties style:font-name="Times New Roman1"/>
    </style:style>
    <style:style style:name="P6" style:family="paragraph" style:parent-style-name="Standard">
      <style:paragraph-properties fo:margin-left="0in" fo:margin-right="0in" fo:margin-top="0in" fo:margin-bottom="0in" loext:contextual-spacing="false" fo:text-indent="0.5in" style:auto-text-indent="false"/>
      <style:text-properties style:font-name="Times New Roman1" style:font-name-asian="Gungsuh" style:font-name-complex="Gungsuh"/>
    </style:style>
    <style:style style:name="P7" style:family="paragraph" style:parent-style-name="Standard">
      <style:paragraph-properties fo:margin-left="0in" fo:margin-right="0in" fo:margin-top="0in" fo:margin-bottom="0in" loext:contextual-spacing="false" fo:text-align="start" style:justify-single-word="false" fo:text-indent="0.5in" style:auto-text-indent="false"/>
      <style:text-properties style:font-name="Times New Roman1" style:font-name-asian="Gungsuh" style:font-name-complex="Gungsuh"/>
    </style:style>
    <style:style style:name="P8" style:family="paragraph" style:parent-style-name="Standard">
      <style:paragraph-properties fo:margin-left="0in" fo:margin-right="0in" fo:margin-top="0in" fo:margin-bottom="0in" loext:contextual-spacing="false" fo:text-align="start" style:justify-single-word="false" fo:text-indent="0.5in" style:auto-text-indent="false"/>
      <style:text-properties style:font-name="Times New Roman1"/>
    </style:style>
    <style:style style:name="P9" style:family="paragraph" style:parent-style-name="Standard">
      <style:paragraph-properties fo:margin-left="0in" fo:margin-right="0in" fo:margin-top="0in" fo:margin-bottom="0in" loext:contextual-spacing="false" fo:text-indent="0.5in" style:auto-text-indent="false"/>
      <style:text-properties style:font-name="Times New Roman1" fo:font-weight="normal" style:font-name-asian="Gungsuh" style:font-weight-asian="normal" style:font-name-complex="Gungsuh" style:font-weight-complex="normal"/>
    </style:style>
    <style:style style:name="P10" style:family="paragraph" style:parent-style-name="Standard">
      <style:paragraph-properties fo:margin-left="0in" fo:margin-right="0in" fo:margin-top="0in" fo:margin-bottom="0in" loext:contextual-spacing="false" fo:text-indent="0in" style:auto-text-indent="false"/>
      <style:text-properties style:font-name="Times New Roman1"/>
    </style:style>
    <style:style style:name="P11" style:family="paragraph" style:parent-style-name="Standard">
      <style:paragraph-properties fo:margin-left="0in" fo:margin-right="0in" fo:margin-top="0in" fo:margin-bottom="0in" loext:contextual-spacing="false" fo:text-align="start" style:justify-single-word="false" fo:text-indent="0in" style:auto-text-indent="false"/>
      <style:text-properties style:font-name="Times New Roman1"/>
    </style:style>
    <style:style style:name="P12" style:family="paragraph" style:parent-style-name="Standard">
      <style:paragraph-properties fo:margin-left="0in" fo:margin-right="0in" fo:margin-top="0in" fo:margin-bottom="0in" loext:contextual-spacing="false" fo:text-indent="0in" style:auto-text-indent="false"/>
      <style:text-properties style:font-name="Times New Roman1" officeooo:rsid="001c7dbe" officeooo:paragraph-rsid="001c7dbe"/>
    </style:style>
    <style:style style:name="P13" style:family="paragraph" style:parent-style-name="Standard">
      <style:paragraph-properties fo:margin-left="0in" fo:margin-right="0in" fo:margin-top="0in" fo:margin-bottom="0in" loext:contextual-spacing="false" fo:text-indent="0in" style:auto-text-indent="false"/>
      <style:text-properties style:font-name="Times New Roman1" officeooo:rsid="001ff210" officeooo:paragraph-rsid="001ff210"/>
    </style:style>
    <style:style style:name="P14" style:family="paragraph" style:parent-style-name="Standard">
      <style:paragraph-properties fo:margin-left="0in" fo:margin-right="0in" fo:margin-top="0in" fo:margin-bottom="0in" loext:contextual-spacing="false" fo:text-indent="0in" style:auto-text-indent="false"/>
      <style:text-properties style:font-name="Times New Roman1" officeooo:rsid="0022af87" officeooo:paragraph-rsid="0022af87"/>
    </style:style>
    <style:style style:name="P15" style:family="paragraph" style:parent-style-name="Standard">
      <style:paragraph-properties fo:margin-left="0in" fo:margin-right="0in" fo:margin-top="0in" fo:margin-bottom="0in" loext:contextual-spacing="false" fo:text-indent="0in" style:auto-text-indent="false"/>
      <style:text-properties style:font-name="Times New Roman1" officeooo:rsid="0028db3e" officeooo:paragraph-rsid="0028db3e"/>
    </style:style>
    <style:style style:name="P16" style:family="paragraph" style:parent-style-name="Standard" style:master-page-name="Standard">
      <style:paragraph-properties fo:margin-top="0in" fo:margin-bottom="0in" loext:contextual-spacing="false" fo:text-align="center" style:justify-single-word="false" style:page-number="1"/>
      <style:text-properties style:font-name="Times New Roman1" fo:font-size="24pt" style:font-size-asian="24pt" style:font-size-complex="24pt"/>
    </style:style>
    <style:style style:name="T1" style:family="text">
      <style:text-properties fo:font-size="12pt" style:font-size-asian="12pt" style:font-size-complex="12pt"/>
    </style:style>
    <style:style style:name="T2" style:family="text">
      <style:text-properties fo:font-weight="normal" style:font-weight-asian="normal" style:font-weight-complex="normal"/>
    </style:style>
    <style:style style:name="T3" style:family="text">
      <style:text-properties style:font-name-asian="Gungsuh" style:font-name-complex="Gungsuh"/>
    </style:style>
    <style:style style:name="T4" style:family="text">
      <style:text-properties officeooo:rsid="001e132d"/>
    </style:style>
    <style:style style:name="T5" style:family="text">
      <style:text-properties officeooo:rsid="001ece37"/>
    </style:style>
    <style:style style:name="T6" style:family="text">
      <style:text-properties officeooo:rsid="001fe129"/>
    </style:style>
    <style:style style:name="T7" style:family="text">
      <style:text-properties officeooo:rsid="002198b7"/>
    </style:style>
    <style:style style:name="T8" style:family="text">
      <style:text-properties fo:language="bg" fo:country="BG"/>
    </style:style>
    <style:style style:name="T9" style:family="text">
      <style:text-properties officeooo:rsid="00235d11"/>
    </style:style>
    <style:style style:name="T10" style:family="text">
      <style:text-properties officeooo:rsid="0023a9bf"/>
    </style:style>
    <style:style style:name="T11" style:family="text">
      <style:text-properties officeooo:rsid="00256bcc"/>
    </style:style>
    <style:style style:name="T12" style:family="text">
      <style:text-properties officeooo:rsid="00294c1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Комуникационен протокол за </text:p>
      <text:p text:style-name="P1">домашна автоматизация</text:p>
      <text:p text:style-name="P2">версия 0.3</text:p>
      <text:p text:style-name="P2"/>
      <text:p text:style-name="P3">I.Цел и функции на сървърът за домашна автоматизация</text:p>
      <text:p text:style-name="P3"/>
      <text:p text:style-name="P3"><text:tab/>Основната задача на сървърът е да установява връзката между отделните модули в по-голяма система от домашни уреди и сензори. Освен това сървърът разполага с уебсайт, предоставящ интерфейс за управление на системата. В този документ подробно са описани служебните команди, чрез които модулите комуникират със сървъра.</text:p>
      <text:p text:style-name="P3"/>
      <text:p text:style-name="P3">II.Структура на системата</text:p>
      <text:p text:style-name="P3"/>
      <text:p text:style-name="P3"><text:tab/>Информацията на сървъра се съхранява в база данни. На практика сървърът играе ролята на споделена памет за модулите на системата. Всеки модул разполага със собствена таблица, съхраняваща неговите променливи. За да общуват със сървъра модулите изпращат и получават текстови команди в рамките на безжична локална мрежа.</text:p>
      <text:p text:style-name="P3"/>
      <text:p text:style-name="P3">III.Общ вид на командите</text:p>
      <text:p text:style-name="P3"/>
      <text:p text:style-name="P4"><text:span text:style-name="T1"><text:tab/>Всяка команда започва и свършва с "###". Това спомага за идентифицирането на повредени пакети данни. Почти винаги първите няколко пакета, получени от сървъра след включването му се повреждат. Следват една буква, показваща вида на командата</text:span> и<text:span text:style-name="T1"> ";", играещи ролята на разделител. В последствие се изреждат параметрите на командата. След всеки параметър се поставя ";", включително ако е последният или дори да е празен низ.</text:span></text:p>
      <text:p text:style-name="P3"/>
      <text:p text:style-name="P3"><text:tab/>###X;param1;param2;...paramn;###</text:p>
      <text:p text:style-name="P4"/>
      <text:p text:style-name="P3"/>
      <text:p text:style-name="P3">IV.Свързване на нов модул</text:p>
      <text:p text:style-name="P3"/>
      <text:p text:style-name="P3"><text:tab/>Когато нов модул се включи в системата той изпраща HELLO команда до всички устройства в мрежата, използвайки broadcast адреса (например 192.168.1.255).</text:p>
      <text:p text:style-name="P3"/>
      <text:p text:style-name="P3"><text:tab/>###H;###</text:p>
      <text:p text:style-name="P4"/>
      <text:p text:style-name="P4"><text:tab/>Сървърът му отговаря <text:s/>с HELLO команда и локалния си IP адрес.</text:p>
      <text:p text:style-name="P4"><text:tab/></text:p>
      <text:p text:style-name="P4"><text:tab/>###H;server_IP;###</text:p>
      <text:p text:style-name="P4"/>
      <text:p text:style-name="P4"><text:tab/>Модулът заявява името си в IDENTIFY команда, изпратена до адреса на сървъра, получен в предишната стъпка.</text:p>
      <text:p text:style-name="P4"/>
      <text:p text:style-name="P4"><text:tab/>####I;module_name;###</text:p>
      <text:p text:style-name="P4"/>
      <text:p text:style-name="P4"><text:tab/>Когато сървърът получи името на новия модул се прави проверка дали вече съществува модул с това име и дали то е валидно. Имената на модулите могат да съдържат само малки и големи латински букви, цифрите от 0 до 9 и “_”. <text:span text:style-name="T11">Не могат да започват с цифра.</text:span> Не се препоръчва служебни думи на C, PHP и SQL да се използват като имена на модули. Ако <text:soft-page-break/>избраното име е валидно и свободно, сървърът отговаря с ANSWER команда и съобщение “Valid”. В противен случай се изпраща ERROR команда. Възможните грешки са разгледани в точка VIII.</text:p>
      <text:p text:style-name="P4"/>
      <text:p text:style-name="P4"><text:tab/>###A;Valid;###</text:p>
      <text:p text:style-name="P4"/>
      <text:p text:style-name="P4"><text:tab/>Примерно свързване на нов модул:</text:p>
      <text:p text:style-name="P4"/>
      <text:p text:style-name="P7">модул → ###H;### → сървър</text:p>
      <text:p text:style-name="P8">модул <text:span text:style-name="T3">← ###H;192.168.1.2;### ← сървър</text:span></text:p>
      <text:p text:style-name="P7">модул → ###I;temp_sensor_A;### → <text:span text:style-name="T2">сървър</text:span></text:p>
      <text:p text:style-name="P9">модул ← ###A;Valid;### ← сървър</text:p>
      <text:p text:style-name="P4"/>
      <text:p text:style-name="P4">V.Дефиниране на променливи</text:p>
      <text:p text:style-name="P4"/>
      <text:p text:style-name="P8">Следващата стъпка е модулът да дефинира променливите, от които се нуждае. Това се извършва с DECLARE командата. Като параметър се подава името на променливата. Имената на променливите подлежат на същите ограничения, като имената на модулите. След това се задават правата за тази променлива, отделени от името чрез “@”. Всеки модул има правото да чете и пише в собствените си променливи. Определяните тук права се отнасят за случаите, в които други модули достъпват тази променлива.</text:p>
      <text:p text:style-name="P4"/>
      <text:p text:style-name="P4"><text:tab/>###D;variable_name@permissions;###</text:p>
      <text:p text:style-name="P4"/>
      <text:p text:style-name="P11">Възможните права са:<text:line-break/>R - само четене</text:p>
      <text:p text:style-name="P4">W - само писане</text:p>
      <text:p text:style-name="P4">RW - четене и писане</text:p>
      <text:p text:style-name="P4">N - никакви права</text:p>
      <text:p text:style-name="P4"/>
      <text:p text:style-name="P4"><text:tab/>Може с една DECLARE команда да бъдат дефинирани множество променливи. Това се извършва като се изредят няколкото променливи, редувайки имената и правата им.</text:p>
      <text:p text:style-name="P4"/>
      <text:p text:style-name="P4"><text:tab/>###D;var_name1@perm1;var_name2@perm2;var_name3@...###</text:p>
      <text:p text:style-name="P4"/>
      <text:p text:style-name="P4"><text:tab/>Сървърът отговаря с ANSWER команда и съобщение “Valid” за всяка успешно дефинирана променлива. При грешка съобщението за съответната променлива е “Error” и освен това сървърът изпраща ERROR команда с подробно пояснение на грешката.</text:p>
      <text:p text:style-name="P4"/>
      <text:p text:style-name="P4"><text:tab/>В следващия пример ще дефинираме една променлива само за четене и две променливи за четене и писане. Една от променливите е с невалидно име. За повече подробности относно ERROR командата, вижте точка VII.</text:p>
      <text:p text:style-name="P4"/>
      <text:p text:style-name="P7">модул → ###D;temp@R;On/Off@RW;RoomID@RW### → сървър</text:p>
      <text:p text:style-name="P6">модул ← ###A;Valid;Error;Valid;### ← сървър</text:p>
      <text:p text:style-name="P6">модул ← ###E;”On/Off ” is not a valid name for a variable;### ← сървър</text:p>
      <text:p text:style-name="P4"/>
      <text:p text:style-name="P4"><text:tab/>В настоящата версия на системата променливите са само от тип текстов низ. Строго препоръчително е да се задават начални стойности на променливите веднага след дефинирането им.</text:p>
      <text:p text:style-name="P4"/>
      <text:p text:style-name="P4">VI.Записване на стойност в променлива</text:p>
      <text:p text:style-name="P4"><text:soft-page-break/></text:p>
      <text:p text:style-name="P4"><text:tab/>За да пише в променлива модулът изпраща до сървъра WRITE команда, в която заявява в променлива на кой модул желае да пише, коя е променливата и каква стойност да й бъде зададена. Името на модулът и името на променливата се разделят чрез “.”, а името на променливата и стойността чрез “=”.</text:p>
      <text:p text:style-name="P4"/>
      <text:p text:style-name="P4"><text:tab/>###W;module_name.var_name=value;###</text:p>
      <text:p text:style-name="P4"/>
      <text:p text:style-name="P4"><text:tab/>Името на модула може да се пропусне. В този случай се подразбира модулът, изпращащ командата. Припомняме, че в тази версия на системата променливите са само от вид текстов низ. Това не пречи да се съхраняват числени стойности, но работа на модулът е да ги интерпретира по правилния за него начин. Стойностите на променливите не могат да съдържат нулев байт, EOF, нов ред или “;”. Могат да се задават стойности на множество променливи с една команда.<text:line-break/></text:p>
      <text:p text:style-name="P4"><text:tab/>###W;module_name1.var_name1=value1;module_name2.var_name2=value2;module...###</text:p>
      <text:p text:style-name="P4"/>
      <text:p text:style-name="P4"><text:tab/>При успешно записване сървърът отговаря със SUCCESS команда и броя на записаните байтове.</text:p>
      <text:p text:style-name="P4"/>
      <text:p text:style-name="P4"><text:tab/>###S;bytes_written;###<text:line-break/><text:line-break/><text:tab/>Този пример илюстрира записване на стойности в две променливи, една от които принадлежи на гореспоменатия модул:</text:p>
      <text:p text:style-name="P4"/>
      <text:p text:style-name="P7">модул → ###W;temp_sensor_A.RoomID=7;Enabled=true### → сървър</text:p>
      <text:p text:style-name="P6">модул ← ###S;5;### ← сървър</text:p>
      <text:p text:style-name="P4"/>
      <text:p text:style-name="P4">VII.Четене на стойност на променлива</text:p>
      <text:p text:style-name="P4"/>
      <text:p text:style-name="P4"><text:tab/>Четенето се извършва с READ команда, в голяма част еквивалентна на WRITE командата. Заявяват се името на модула, чиято променлива ще бъде прочетена, и името на променливата, разделени чрез “.”. Ако се достъпва променлива на изпращащия командата модул, името на модула може да бъде пропуснато.<text:line-break/></text:p>
      <text:p text:style-name="P4"><text:tab/>###R;module_name.var_name;###</text:p>
      <text:p text:style-name="P4"/>
      <text:p text:style-name="P4"><text:tab/>Могат да се четат повече от една променливи наведнъж.</text:p>
      <text:p text:style-name="P4"/>
      <text:p text:style-name="P4"><text:tab/>###R;module_name1.var_name1;module_name2.var_name2;module_name3...###</text:p>
      <text:p text:style-name="P4"/>
      <text:p text:style-name="P4"><text:tab/>Сървърът отговаря с ANSWER команда и изрежда поисканите данни. Ако някоя променлива не е прочетена успешно се изпраща празен низ на съответното й място в ANSWER командата и освен това се изпраща ERROR команда, описваща възникналия проблем.</text:p>
      <text:p text:style-name="P4"/>
      <text:p text:style-name="P4"><text:tab/>###A;value1;value2;value3…###</text:p>
      <text:p text:style-name="P4"/>
      <text:p text:style-name="P4"><text:tab/>В този последен пример е демонстрирано четенето на три променливи - собствена за четящия модул, несъществуваща и чужда:</text:p>
      <text:p text:style-name="P6">модул → ###R;Enabled;temp_sensor_A.state;temp_sensor_A.RoomID### → сървър</text:p>
      <text:p text:style-name="P6">модул ← ###A;true;;7;### ← сървър</text:p>
      <text:p text:style-name="P6"><text:soft-page-break/>модул ← ###E;Variable “state” does not exist;### ← сървър</text:p>
      <text:p text:style-name="P5"/>
      <text:p text:style-name="P10">VII.Грешки</text:p>
      <text:p text:style-name="P10"/>
      <text:p text:style-name="P10"><text:tab/>При възникването на грешка от каквото и да е естество сървърът изпраща ERROR команда, съдържаща съобщение за грешката.</text:p>
      <text:p text:style-name="P10"/>
      <text:p text:style-name="P10"><text:tab/>###E;error_message;###</text:p>
      <text:p text:style-name="P10"/>
      <text:p text:style-name="P10">Възможните грешки са:</text:p>
      <text:p text:style-name="P10"><text:span text:style-name="T4">1 </text:span>Message corrupted <text:span text:style-name="T5">or invalid</text:span></text:p>
      <text:p text:style-name="P10"><text:span text:style-name="T4">2 </text:span>Invalid syntax</text:p>
      <text:p text:style-name="P10"><text:span text:style-name="T4">3 </text:span>Permission denied</text:p>
      <text:p text:style-name="P10"><text:span text:style-name="T4">4 </text:span>Unknown command</text:p>
      <text:p text:style-name="P10"><text:span text:style-name="T4">5 </text:span>Nonexistent module</text:p>
      <text:p text:style-name="P10"><text:span text:style-name="T4">6 </text:span>Nonexistent varriable</text:p>
      <text:p text:style-name="P10"><text:span text:style-name="T4">7 </text:span>Module already exists</text:p>
      <text:p text:style-name="P10"><text:span text:style-name="T4">8 </text:span>Varriable already exists</text:p>
      <text:p text:style-name="P10"><text:span text:style-name="T4">9 </text:span>Invalid permission declaration</text:p>
      <text:p text:style-name="P12"><text:span text:style-name="T4">10 </text:span>Missing argument</text:p>
      <text:p text:style-name="P12"><text:span text:style-name="T4">11 </text:span>Invalid variable name</text:p>
      <text:p text:style-name="P12"><text:span text:style-name="T4">12 </text:span>Invalid module name</text:p>
      <text:p text:style-name="P14">13 Unknown error</text:p>
      <text:p text:style-name="P15">14 Unrecognized module</text:p>
      <text:p text:style-name="P12"/>
      <text:p text:style-name="P12"/>
      <text:p text:style-name="P12">//<text:span text:style-name="T6">Бележки<text:line-break/>–добави максималните дължини</text:span></text:p>
      <text:p text:style-name="P13">–modules е <text:span text:style-name="T8">запазено</text:span> име</text:p>
      <text:p text:style-name="P13">-<text:span text:style-name="T7">добави възможност модулите да променят адреса си (например след рестарт)</text:span></text:p>
      <text:p text:style-name="P13">-<text:span text:style-name="T9">цифров код за правата</text:span></text:p>
      <text:p text:style-name="P13">-<text:span text:style-name="T9">IP адреси и порт 20250</text:span></text:p>
      <text:p text:style-name="P13">-<text:span text:style-name="T10">опиши ардуиното в точка II</text:span></text:p>
      <text:p text:style-name="P13">-<text:span text:style-name="T12">съобщенията за грешки са малко различни</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1" svg:font-family="'Times New Roman'" style:font-family-generic="roman"/>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Georgia1" svg:font-family="Georgia" style:font-family-generic="system" style:font-pitch="variable"/>
    <style:font-face style:name="Gungsuh" svg:font-family="Gungsuh" style:font-family-generic="system" style:font-pitch="variable"/>
    <style:font-face style:name="Lohit Devanagari" svg:font-family="'Lohit Devanagari'" style:font-family-generic="system" style:font-pitch="variable"/>
    <style:font-face style:name="Times New Roman2"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2" style:font-size-asian="12pt" style:language-asian="zh" style:country-asian="CN" style:font-style-asian="normal" style:font-weight-asian="normal" style:font-name-complex="Times New Roman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loext:contextual-spacing="false" fo:line-height="100%" fo:text-align="start" style:justify-single-word="false" fo:keep-together="auto" fo:orphans="0" fo:widows="0" fo:text-indent="0in" style:auto-text-indent="fals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fo:background-color="#ffffff"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04-21T02:39:00.416369985</dc:date>
    <meta:editing-duration>PT15H58M37S</meta:editing-duration>
    <meta:editing-cycles>15</meta:editing-cycles>
    <meta:document-statistic meta:table-count="0" meta:image-count="0" meta:object-count="0" meta:page-count="4" meta:paragraph-count="85" meta:word-count="1009" meta:character-count="6934" meta:non-whitespace-character-count="5968"/>
  </office:meta>
</office:document-meta>
</file>